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eb73" officeooo:paragraph-rsid="0019eb73"/>
    </style:style>
    <style:style style:name="T1" style:family="text">
      <style:text-properties officeooo:rsid="0019eb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p text:style-name="Standard"/>
      <text:p text:style-name="Standard">{</text:p>
      <text:p text:style-name="Standard"><text:s text:c="2"/>"role": "assistant",</text:p>
      <text:p text:style-name="Standard"><text:s text:c="2"/>"content": "Hi Sam,\n\nIt was great meeting you at the Gamescom conference in Singapore! I hope you had a successful event. As we discussed, CreatorDB specializes in influencer marketing for games companies, and we would love to help you improve your marketing efforts, especially for your inhouse brand, Gatz. We have a lot of experience in this field and can provide you with a tailored strategy to reach your goals. Let's set up a call to further discuss how we can work together. Looking forward to hearing from you!\n\nBest regards,\n[Your Name]"</text:p>
      <text:p text:style-name="Standard">}</text:p>
      <text:p text:style-name="Standard">Output content appended to output list</text:p>
      <text:p text:style-name="Standard"/>
      <text:p text:style-name="Standard">{</text:p>
      <text:p text:style-name="Standard"><text:s text:c="2"/>"role": "assistant",</text:p>
      <text:p text:style-name="Standard"><text:s text:c="2"/>"content": "Hi Sam,\n\nI hope you're doing well. I just wanted to follow up and make sure you received my previous email about influencer marketing for your inhouse brand, Gatz. If you haven't had a chance to read it yet, I can resend it to you or provide you with our intro deck for a quick overview. Please let me know if you have any questions or would like to schedule a call to discuss further.\n\nThank you and looking forward to hearing from you!\n\nBest regards,\n[Your Name]"</text:p>
      <text:p text:style-name="Standard">}</text:p>
      <text:p text:style-name="Standard">Output content appended to output list</text:p>
      <text:p text:style-name="Standard"/>
      <text:p text:style-name="Standard">{</text:p>
      <text:p text:style-name="Standard"><text:s text:c="2"/>"role": "assistant",</text:p>
      <text:p text:style-name="Standard"><text:s text:c="2"/>"content": "Hi Sam,\n\nI hope you're doing well. I just wanted to check in and see if you had a chance to read my previous emails about influencer marketing for your inhouse brand, Gatz. In case you missed it, here are some key benefits of influencer marketing:\n\n- Influencers have a powerful voice that vouches for your game, creating reputation and trust.\n- Creator codes and other affiliate programs incentivize influencers to help your game acquire users and drive in-app purchases.\n- Influencers create video content that is permanently accessible on social media and helps your game reach organic growth, while ads are limited by budget.\n- Influencers prefer direct cooperation, avoiding platform cuts associated with running ads.\n- Social media provides direct audience feedback, allowing you to engage with users in real-time.\n- About 42.5% of users are using ad-blocks, making influencer marketing an additional marketing channel to reach these users.\n\nIf you'd like to learn more about how influencer marketing can benefit your brand, I can send you our intro deck for a comprehensive overview. Just let me know and I'll be happy to provide it. Please feel free to reach out if you have any questions or would like to discuss further.\n\nLooking forward to hearing from you!\n\nBest regards,\n[Your Name]"</text:p>
      <text:p text:style-name="Standard">}</text:p>
      <text:p text:style-name="Standard">Output content appended to output list</text:p>
      <text:p text:style-name="Standard"/>
      <text:p text:style-name="Standard">{</text:p>
      <text:p text:style-name="Standard"><text:s text:c="2"/>"role": "assistant",</text:p>
      <text:p text:style-name="Standard"><text:s text:c="2"/>"content": "Hi Sam,\n\nI hope this email finds you well. I wanted to quickly follow up regarding influencer marketing for your inhouse brand, Gatz. By leveraging influencer marketing, you can significantly increase your game's user acquisition. Our team at CreatorDB has extensive experience in this area and we would love to discuss the benefits and potential strategies with you. Please let me know if you're interested in learning more or if you have any questions.\n\nLooking forward to your response!\n\nBest regards,\n[Your Name]"</text:p>
      <text:p text:style-name="Standard">}</text:p>
      <text:p text:style-name="Standard">Output content appended to output list</text:p>
      <text:p text:style-name="Standard"><text:soft-page-break/></text:p>
      <text:p text:style-name="Standard">{</text:p>
      <text:p text:style-name="Standard"><text:s text:c="2"/>"role": "assistant",</text:p>
      <text:p text:style-name="Standard"><text:s text:c="2"/>"content": "Hi Sam,\n\nI hope you're doing well. I wanted to quickly follow up on my previous emails regarding influencer marketing for Gatz. At CreatorDB, we specialize in executing cross-border campaigns in Japan, South Korea, Taiwan, and Southeast Asia. With our expertise and network in these regions, we can help you reach your target audience effectively. If you're interested in exploring this opportunity further, please let me know and we can schedule a call at your convenience.\n\nLooking forward to hearing from you!\n\nBest regards,\n[Your Name]"</text:p>
      <text:p text:style-name="Standard">}</text:p>
      <text:p text:style-name="Standard">Output content appended to output list</text:p>
      <text:p text:style-name="Standard">Output list appended to master output list</text:p>
      <text:p text:style-name="Standard"/>
      <text:p text:style-name="P1">2 ###</text:p>
      <text:p text:style-name="Standard"/>
      <text:p text:style-name="Standard">{</text:p>
      <text:p text:style-name="Standard"><text:s text:c="2"/>"role": "assistant",</text:p>
      <text:p text:style-name="Standard"><text:s text:c="2"/>"content": "Hey Dany,\n\nIt was great meeting you at Gamescom! I loved hearing about Algo Rocks and your new friendship-ruining game. As a community manager, I'm sure you understand the power of influencer marketing in promoting new games. Let's chat about how CreatorDB can help you execute a successful influencer campaign for your upcoming game. We have extensive experience in the gaming industry and can guide you through the entire process. Looking forward to connecting!\n\nBest,\n[Your Name]"</text:p>
      <text:p text:style-name="Standard">}</text:p>
      <text:p text:style-name="Standard">Output content appended to output list</text:p>
      <text:p text:style-name="Standard"/>
      <text:p text:style-name="Standard">{</text:p>
      <text:p text:style-name="Standard"><text:s text:c="2"/>"role": "assistant",</text:p>
      <text:p text:style-name="Standard"><text:s text:c="2"/>"content": "Hey Dany,\n\nHope you're doing well! Just wanted to check in and make sure you received my previous email about influencer marketing for your upcoming game. If you haven't had a chance to read it, no worries! I can send it over again or provide you with our intro deck to give you a quick overview. Let me know if you have any questions or need further information. Look forward to hearing from you!\n\nCheers,\n[Your Name]"</text:p>
      <text:p text:style-name="Standard">}</text:p>
      <text:p text:style-name="Standard">Output content appended to output list</text:p>
      <text:p text:style-name="Standard"/>
      <text:p text:style-name="Standard">{</text:p>
      <text:p text:style-name="Standard"><text:s text:c="2"/>"role": "assistant",</text:p>
      <text:p text:style-name="Standard"><text:s text:c="2"/>"content": "Hey Dany,\n\nI hope this email finds you well. I wanted to circle back and see if you had a chance to go through my previous emails regarding influencer marketing for your upcoming game. In case you missed it, I wanted to highlight some of the benefits of influencer marketing:\n\n- Influencers have a powerful voice that vouches for your game, creating reputation and trust.\n- Creator codes and affiliate programs incentivize influencers to help your game acquire users and increase in-app purchases.\n- Influencers create video content that remains accessible on social media, driving organic growth, while ads have limited reach based on budget.\n- Influencers prefer direct cooperation, avoiding platform cuts associated with running ads.\n- Social media platforms provide direct audience feedback, helping you understand your users better.\n- With approximately 42.5% of users using ad-blockers, influencer marketing offers an additional channel to reach these users who are missed out on by paid ads.\n\nIf you're interested, I can provide you with more information or share our intro deck. Feel free to reach out with any questions or if you'd like to discuss how influencer marketing can benefit your game.\n\nLooking forward to hearing from you soon!\n\nBest,\n[Your Name]"</text:p>
      <text:p text:style-name="Standard"><text:soft-page-break/>}</text:p>
      <text:p text:style-name="Standard">Output content appended to output list</text:p>
      <text:p text:style-name="Standard"/>
      <text:p text:style-name="Standard">{</text:p>
      <text:p text:style-name="Standard"><text:s text:c="2"/>"role": "assistant",</text:p>
      <text:p text:style-name="Standard"><text:s text:c="2"/>"content": "Hey Dany,\n\nI hope you're doing well. Just wanted to check in again regarding influencer marketing for your game. Remember, influencer marketing has proven to be highly effective in increasing user acquisition for games. We have the expertise to help you leverage this powerful strategy. If you're interested in discussing how we can boost your game's user acquisition, please let me know. Looking forward to connecting with you soon!\n\nBest,\n[Your Name]"</text:p>
      <text:p text:style-name="Standard">}</text:p>
      <text:p text:style-name="Standard">Output content appended to output list</text:p>
      <text:p text:style-name="Standard"/>
      <text:p text:style-name="Standard">{</text:p>
      <text:p text:style-name="Standard"><text:s text:c="2"/>"role": "assistant",</text:p>
      <text:p text:style-name="Standard"><text:s text:c="2"/>"content": "Hey Dany,\n\nHope all is well. It's been a while since we last connected, but I wanted to remind you that CreatorDB specializes in cross-border influencer campaigns, particularly in Japan, South Korea, Taiwan, and the SEA region. We have the expertise and network to help your game make a big impact in these markets. If you're still interested in exploring influencer marketing opportunities, let's chat! Looking forward to hearing from you soon.\n\nBest,\n[Your Name]"</text:p>
      <text:p text:style-name="Standard">}</text:p>
      <text:p text:style-name="Standard">Output content appended to output list</text:p>
      <text:p text:style-name="Standard">Output list appended to master output list</text:p>
      <text:p text:style-name="Standard"/>
      <text:p text:style-name="P1">3 ###</text:p>
      <text:p text:style-name="Standard"/>
      <text:p text:style-name="Standard">{</text:p>
      <text:p text:style-name="Standard"><text:s text:c="2"/>"role": "assistant",</text:p>
      <text:p text:style-name="Standard"><text:s text:c="2"/>"content": "Hey Zain,\n\nIt was great meeting you at Gamescom Singapore! I hope you enjoyed the conference as much as I did. I was really impressed with Ogre Head Studio's unique approach to game development, combining rogue-lite gameplay with Indian historical lore.\n\nAs we discussed, I'd love to help you with influencer marketing for your upcoming game. With our expertise, we can develop a tailored marketing strategy that not only showcases your game's mechanics and lore but also ensures effective localization.\n\nLet's catch up soon to discuss further. In the meantime, if you need any more information or have any questions, feel free to reach out.\n\nBest regards,\n[Your Name]"</text:p>
      <text:p text:style-name="Standard">}</text:p>
      <text:p text:style-name="Standard">Output content appended to output list</text:p>
      <text:p text:style-name="Standard"/>
      <text:p text:style-name="Standard">{</text:p>
      <text:p text:style-name="Standard"><text:s text:c="2"/>"role": "assistant",</text:p>
      <text:p text:style-name="Standard"><text:s text:c="2"/>"content": "Hi Zain,\n\nI hope you're doing well. I just wanted to follow up on my previous email to see if you've had a chance to go through it. I understand you are busy, but I would appreciate your feedback so we can discuss your influencer marketing needs further.\n\nIn the meantime, I have attached our intro deck for you to review. If you have any questions or need any additional information, please don't hesitate to reach out.\n\nLooking forward to hearing from you soon.\n\nBest regards,\n[Your Name]"</text:p>
      <text:p text:style-name="Standard">}</text:p>
      <text:p text:style-name="Standard">Output content appended to output list</text:p>
      <text:p text:style-name="Standard"/>
      <text:p text:style-name="Standard">{</text:p>
      <text:p text:style-name="Standard"><text:s text:c="2"/>"role": "assistant",</text:p>
      <text:p text:style-name="Standard"><text:soft-page-break/><text:s text:c="2"/>"content": "Hi Zain,\n\nI hope this email finds you well. I understand you may be busy, but I wanted to follow up on my previous emails regarding influencer marketing for Ogre Head Studio. Here are some key benefits of influencer marketing that I believe can significantly contribute to the success of your game:\n\n- Influencers have a powerful voice that vouches for your game, creating reputation and trust.\n- Creator codes and other affiliate programs incentivize influencers to help your game acquire users and drive in-app purchases.\n- Influencers create video content that is permanently accessible on social media, reaching an organic audience for long-term growth, while ads are limited to the invested budget.\n- Influencers prefer direct cooperation, avoiding platform fees associated with running ads.\n- Social media platforms provide direct audience feedback, allowing for better engagement and community building.\n- With approximately 42.5% of users using ad-blockers, influencer marketing provides an additional marketing channel to reach this missed audience segment.\n\nI believe influencer marketing can greatly benefit Ogre Head Studio in terms of acquiring users, generating revenue, and building a strong community around your games. If you're interested in discussing this further or have any questions, please let me know.\n\nLooking forward to hearing from you.\n\nBest regards,\n[Your Name]"</text:p>
      <text:p text:style-name="Standard">}</text:p>
      <text:p text:style-name="Standard">Output content appended to output list</text:p>
      <text:p text:style-name="Standard"/>
      <text:p text:style-name="Standard">{</text:p>
      <text:p text:style-name="Standard"><text:s text:c="2"/>"role": "assistant",</text:p>
      <text:p text:style-name="Standard"><text:s text:c="2"/>"content": "Hi Zain,\n\nI hope you're doing well. Just wanted to drop a quick follow-up regarding influencer marketing. Implementing an influencer marketing strategy can significantly boost your game's user acquisition efforts. It's a proven method to reach a wider audience and generate organic growth. If you're interested in exploring this further, let's schedule a call to discuss the potential impact on your game's success. Looking forward to hearing from you.\n\nBest regards,\n[Your Name]"</text:p>
      <text:p text:style-name="Standard">}</text:p>
      <text:p text:style-name="Standard">Output content appended to output list</text:p>
      <text:p text:style-name="Standard"/>
      <text:p text:style-name="Standard">{</text:p>
      <text:p text:style-name="Standard"><text:s text:c="2"/>"role": "assistant",</text:p>
      <text:p text:style-name="Standard"><text:s text:c="2"/>"content": "Hey Zain,\n\nI hope you're doing well. I understand you may be busy, but I wanted to emphasize that CreatorDB specializes in cross-border influencer marketing campaigns in Japan, South Korea, Taiwan, and SEA. Our expertise in these regions can help your game gain traction and engage with a wider audience. If you're interested in exploring this opportunity, let's connect and discuss the potential benefits for Ogre Head Studio. Looking forward to hearing from you.\n\nBest regards,\n[Your Name]"</text:p>
      <text:p text:style-name="Standard">}</text:p>
      <text:p text:style-name="Standard">Output content appended to output list</text:p>
      <text:p text:style-name="Standard">Output list appended to master output list</text:p>
      <text:p text:style-name="Standard"/>
      <text:p text:style-name="P1">4 ###</text:p>
      <text:p text:style-name="Standard"/>
      <text:p text:style-name="Standard">{</text:p>
      <text:p text:style-name="Standard"><text:s text:c="2"/>"role": "assistant",</text:p>
      <text:p text:style-name="Standard"><text:s text:c="2"/>"content": "Subject: Great Meeting You at Gamescom!\n\nHi Bilal,\n\nIt was a pleasure meeting you at Gamescom in Singapore. I had a great time chatting with you about The Game Company and your plans for expanding to Asia.\n\nAs mentioned, CreatorDB specializes in influencer marketing for gaming companies like yours. We can help you develop a tailored marketing strategy to reach your target audience and utilize influencers effectively. Our expertise in the industry can assist you in bringing new users to your platform.\n\nI'm excited to discuss further how we can support your influencer marketing efforts. Let's hop on a call to explore the available options.\n\nLooking <text:soft-page-break/>forward to talking soon.\n\nBest regards,\n\n[Your Name]\nBusiness Development Manager\nCreatorDB"</text:p>
      <text:p text:style-name="Standard">}</text:p>
      <text:p text:style-name="Standard">Output content appended to output list</text:p>
      <text:p text:style-name="Standard"/>
      <text:p text:style-name="Standard">{</text:p>
      <text:p text:style-name="Standard"><text:s text:c="2"/>"role": "assistant",</text:p>
      <text:p text:style-name="Standard"><text:s text:c="2"/>"content": "Subject: Re: Great Meeting You at Gamescom!\n\nHi Bilal,\n\nI hope all is well! I just wanted to follow up quickly to see if you had a chance to read my previous email regarding influencer marketing for The Game Company.\n\nIf you haven't had a chance yet, no worries! Whenever you get the time, I would be happy to send you our intro deck for a detailed overview. Feel free to reach out with any questions or to discuss further.\n\nLooking forward to hearing from you.\n\nBest regards,\n\n[Your Name]\nBusiness Development Manager\nCreatorDB"</text:p>
      <text:p text:style-name="Standard">}</text:p>
      <text:p text:style-name="Standard">Output content appended to output list</text:p>
      <text:p text:style-name="Standard"/>
      <text:p text:style-name="Standard">{</text:p>
      <text:p text:style-name="Standard"><text:s text:c="2"/>"role": "assistant",</text:p>
      <text:p text:style-name="Standard"><text:s text:c="2"/>"content": "Subject: Re: Great Meeting You at Gamescom! Final Follow-Up\n\nHi Bilal,\n\nHope you're doing well! I just wanted to send one final follow-up email regarding the exciting possibilities of influencer marketing for The Game Company. In case you missed my previous emails, here are some key benefits of working with influencers:\n\n- Influencers have a powerful voice that vouches for your game, creating reputation and trust.\n- Creator codes and affiliate programs incentivize influencers to help your game acquire users and drive in-app purchases.\n- Influencers create video content that is permanently accessible on social media, leading to organic growth and extended reach beyond your ad budget.\n- Influencers often prefer direct cooperation, avoiding the platform fees associated with running ads.\n- Social media channels provide direct audience feedback, allowing you to fine-tune your marketing strategy.\n- Approximately 42.5% of users are using ad-blockers, making influencer marketing an additional channel to reach these missed-out audiences.\n\nIf any of these points resonate with you, I'd be more than happy to provide further information and discuss how we can assist in your influencer marketing campaigns. Should you wish to take a look at our intro deck, please let me know, and I'll send it right over.\n\nLooking forward to hearing from you soon.\n\nBest regards,\n\n[Your Name]\nBusiness Development Manager\nCreatorDB"</text:p>
      <text:p text:style-name="Standard">}</text:p>
      <text:p text:style-name="Standard">Output content appended to output lis<text:span text:style-name="T1">t</text:span></text:p>
      <text:p text:style-name="Standard"/>
      <text:p text:style-name="Standard">{</text:p>
      <text:p text:style-name="Standard"><text:s text:c="2"/>"role": "assistant",</text:p>
      <text:p text:style-name="Standard"><text:s text:c="2"/>"content": "Subject: Re: Great Meeting You at Gamescom! Final Follow-Up\n\nHello Bilal,\n\nI hope this email finds you well. I wanted to emphasize the significant impact influencer marketing can have on increasing your game's user acquisition. By leveraging influencers' reach and credibility, you can effectively attract and engage new players, ultimately driving growth for The Game Company.\n\nIf you're interested in exploring this further, I'm here to provide additional insights and discuss tailored influencer marketing strategies to meet your goals. Just let me know how I can assist you.\n\nLooking forward to your response.\n\nBest regards,\n\n[Your Name]\nBusiness Development Manager\nCreatorDB"</text:p>
      <text:p text:style-name="Standard">}</text:p>
      <text:p text:style-name="Standard">Output content appended to output list</text:p>
      <text:p text:style-name="Standard"/>
      <text:p text:style-name="Standard">{</text:p>
      <text:p text:style-name="Standard"><text:s text:c="2"/>"role": "assistant",</text:p>
      <text:p text:style-name="Standard"><text:soft-page-break/><text:s text:c="2"/>"content": "Subject: Re: Great Meeting You at Gamescom! Final Follow-Up\n\nHi Bilal,\n\nI hope you've been doing well since our meeting at Gamescom. I wanted to share that CreatorDB has extensive experience in executing successful cross-border influencer marketing campaigns in key regions like Japan, South Korea, Taiwan, and Southeast Asia.\n\nIf expanding into these markets is a priority for The Game Company, we can provide tailored strategies and top-notch influencer partnerships to help you achieve your goals.\n\nPlease let me know if you would like to discuss further or if there's anything else I can assist you with.\n\nLooking forward to hearing from you soon.\n\nBest regards,\n\n[Your Name]\nBusiness Development Manager\nCreatorDB"</text:p>
      <text:p text:style-name="Standard">}</text:p>
      <text:p text:style-name="Standard">Output content appended to output list</text:p>
      <text:p text:style-name="Standard">Output list appended to master output list</text:p>
      <text:p text:style-name="Standard"/>
      <text:p text:style-name="P1">5 ###</text:p>
      <text:p text:style-name="Standard"/>
      <text:p text:style-name="Standard">{</text:p>
      <text:p text:style-name="Standard"><text:s text:c="2"/>"role": "assistant",</text:p>
      <text:p text:style-name="Standard"><text:s text:c="2"/>"content": "Hey Jo,\n\nIt was great meeting you at Gamescom in Singapore! I really enjoyed our conversation about politics and how we share similar views. I wanted to follow up and see if you have any questions or need further assistance with influencer marketing for your upcoming game launch. We specialize in helping game publishers like project 99 expand into new markets and find the right agency to execute successful influencer marketing campaigns. Let me know if there's anything we can do to support your goals.\n\nLooking forward to hearing from you,\n\n[Your Name]"</text:p>
      <text:p text:style-name="Standard">}</text:p>
      <text:p text:style-name="Standard">Output content appended to output list</text:p>
      <text:p text:style-name="Standard"/>
      <text:p text:style-name="Standard">{</text:p>
      <text:p text:style-name="Standard"><text:s text:c="2"/>"role": "assistant",</text:p>
      <text:p text:style-name="Standard"><text:s text:c="2"/>"content": "Hi Jo,\n\nI hope you're doing well! I just wanted to check if you had a chance to read my previous email regarding influencer marketing for your upcoming game launch. If you haven't had the chance yet, no worries at all. I wanted to offer you our intro deck which provides more information about how CreatorDB can help you achieve your goals. Feel free to take a look and let me know if you have any questions or if there's anything else I can assist with.\n\nLooking forward to your response,\n\n[Your Name]"</text:p>
      <text:p text:style-name="Standard">}</text:p>
      <text:p text:style-name="Standard">Output content appended to output list</text:p>
      <text:p text:style-name="Standard"/>
      <text:p text:style-name="Standard">{</text:p>
      <text:p text:style-name="Standard"><text:s text:c="2"/>"role": "assistant",</text:p>
      <text:p text:style-name="Standard"><text:s text:c="2"/>"content": "Hi Jo,\n\nI hope all is well with you and your team at project 99! I just wanted to follow up on my previous emails regarding influencer marketing for your upcoming game launch. In case you missed my previous message, I wanted to highlight some of the key benefits of influencer marketing:\n\n- Influencers have a powerful voice that vouches for your game, creating reputation and trust\n- Creator codes and other affiliate programs incentivize influencers to help your game acquire users and increase in-app purchases\n- Influencers create video content that is permanently accessible on social media, achieving organic growth beyond the limited lifespan of ads\n- Influencers prefer direct cooperation over running ads, allowing for more authentic and engaging content\n- Social media platforms provide direct audience feedback, allowing you to gauge reactions and make necessary adjustments\n- Influencer marketing helps reach the 42.5% of users who are using ad-blocks, ensuring your game reaches a wider audience compared to paid ads alone\n\nIf you're interested, I can provide you with our intro deck to further explain how CreatorDB can help you leverage these benefits. Please let me know if you have any questions or if <text:soft-page-break/>there's anything else I can assist you with.\n\nLooking forward to hearing from you soon!\n\nBest regards,\n\n[Your Name]"</text:p>
      <text:p text:style-name="Standard">}</text:p>
      <text:p text:style-name="Standard">Output content appended to output list</text:p>
      <text:p text:style-name="Standard"/>
      <text:p text:style-name="Standard">{</text:p>
      <text:p text:style-name="Standard"><text:s text:c="2"/>"role": "assistant",</text:p>
      <text:p text:style-name="Standard"><text:s text:c="2"/>"content": "Hi Jo,\n\nI hope you're doing well. Just wanted to follow up on my previous emails regarding influencer marketing for your upcoming game launch. Don't miss the opportunity to increase your game's user acquisition with the power of influencers. Our expertise in executing successful influencer marketing campaigns can help you reach new audiences and drive substantial growth for project 99. Let me know if you'd like to discuss further or if there's anything else I can assist you with.\n\nLooking forward to hearing from you!\n\nBest regards,\n\n[Your Name]"</text:p>
      <text:p text:style-name="Standard">}</text:p>
      <text:p text:style-name="Standard">Output content appended to output list</text:p>
      <text:p text:style-name="Standard"/>
      <text:p text:style-name="Standard">{</text:p>
      <text:p text:style-name="Standard"><text:s text:c="2"/>"role": "assistant",</text:p>
      <text:p text:style-name="Standard"><text:s text:c="2"/>"content": "Hey Jo,\n\nHope all is well with you and the team at project 99. I wanted to remind you that CreatorDB specializes in executing successful cross-border influencer marketing campaigns. With our expertise in Japan, South Korea, Taiwan, and throughout Southeast Asia, we can help project 99 expand its reach and tap into new markets effectively. If you're still interested in exploring influencer marketing opportunities, let's discuss how we can support your goals.\n\nLooking forward to hearing from you!\n\nBest regards,\n\n[Your Name]"</text:p>
      <text:p text:style-name="Standard">}</text:p>
      <text:p text:style-name="Standard">Output content appended to output list</text:p>
      <text:p text:style-name="Standard">Output list appended to master output list</text:p>
      <text:p text:style-name="Standard"/>
      <text:p text:style-name="P1">6 ###</text:p>
      <text:p text:style-name="Standard"/>
      <text:p text:style-name="Standard">{</text:p>
      <text:p text:style-name="Standard"><text:s text:c="2"/>"role": "assistant",</text:p>
      <text:p text:style-name="Standard"><text:s text:c="2"/>"content": "Hi Bosen,\n\nIt was great meeting you at Gamescom in Singapore! I hope you had a productive time at the conference. I wanted to follow up and see if you're still interested in exploring influencer marketing for your company, Hydr4. As a new player in the industry, our team at CreatorDB can provide the support you need in developing a marketing strategy and help you find the right agency. I also remember you mentioning the challenges of promoting in China, but we can explore other regions as well. Let's discuss further and see how we can partner and introduce qualified leads. Looking forward to hearing from you soon!\n\nBest regards,\n[Your Name]"</text:p>
      <text:p text:style-name="Standard">}</text:p>
      <text:p text:style-name="Standard">Output content appended to output list</text:p>
      <text:p text:style-name="Standard"/>
      <text:p text:style-name="Standard">{</text:p>
      <text:p text:style-name="Standard"><text:s text:c="2"/>"role": "assistant",</text:p>
      <text:p text:style-name="Standard"><text:s text:c="2"/>"content": "Hi Bosen,\n\nI hope this email finds you well. Just wanted to check if you had the chance to read my previous message regarding influencer marketing for Hydr4. If you haven't had a chance to review it yet, I'd be happy to resend it or answer any questions you may have. In the meantime, I wanted to share our intro deck with you, which provides more details about our services. Take a look and let me know your thoughts. Looking forward to hearing from you soon!\n\nBest regards,\n[Your Name]"</text:p>
      <text:p text:style-name="Standard">}</text:p>
      <text:p text:style-name="Standard">Output content appended to output list</text:p>
      <text:p text:style-name="Standard"><text:soft-page-break/></text:p>
      <text:p text:style-name="Standard">{</text:p>
      <text:p text:style-name="Standard"><text:s text:c="2"/>"role": "assistant",</text:p>
      <text:p text:style-name="Standard"><text:s text:c="2"/>"content": "Hi Bosen,\n\nI hope you're doing well. It's been a while since I reached out, and I wanted to see if you had the opportunity to review my previous emails about influencer marketing for Hydr4. In case you may have missed it, here are a few key benefits:\n\n- Influencers have a powerful voice that vouches for your game, creating reputation and trust.\n- Creator codes and affiliate programs incentivize influencers to help your game acquire users and drive in-app purchases.\n- Influencers create video content that remains accessible on social media, leading to organic growth.\n- Direct cooperation with influencers avoids platform charges often associated with running ads.\n- Social media provides direct audience feedback.\n- Influencer marketing reaches the 42.5% of users who use ad-blockers, bridging the gap left by paid ads.\n\nIf you have any questions or would like to discuss further, please let me know. I'm also happy to resend any previous emails or share additional resources. Looking forward to your reply!\n\nBest regards,\n[Your Name]"</text:p>
      <text:p text:style-name="Standard">}</text:p>
      <text:p text:style-name="Standard">Output content appended to output list</text:p>
      <text:p text:style-name="Standard"/>
      <text:p text:style-name="Standard">{</text:p>
      <text:p text:style-name="Standard"><text:s text:c="2"/>"role": "assistant",</text:p>
      <text:p text:style-name="Standard"><text:s text:c="2"/>"content": "Hi Bosen,\n\nI hope you're doing well. Just wanted to quickly follow up on my previous emails regarding influencer marketing for Hydr4. Implementing influencer marketing can significantly boost your game's user acquisition efforts and help you reach a wider audience. If you're still interested in exploring this opportunity, I'd be happy to provide more information and discuss how we can tailor a campaign that fits your goals. Let me know if you have any questions or would like to connect. Looking forward to hearing from you soon!\n\nBest regards,\n[Your Name]"</text:p>
      <text:p text:style-name="Standard">}</text:p>
      <text:p text:style-name="Standard">Output content appended to output list</text:p>
      <text:p text:style-name="Standard"/>
      <text:p text:style-name="Standard">{</text:p>
      <text:p text:style-name="Standard"><text:s text:c="2"/>"role": "assistant",</text:p>
      <text:p text:style-name="Standard"><text:s text:c="2"/>"content": "Hi Bosen,\n\nI hope this email finds you well. It's been a while since we last connected about influencer marketing for Hydr4. As a reminder, CreatorDB specializes in cross-border campaigns, particularly in Japan, South Korea, Taiwan, and SEA. We have extensive experience and a network of influencers in these regions, which could greatly benefit your game's marketing efforts. If you're still interested, let's discuss how we can collaborate. Feel free to reach out if you have any questions or would like to explore further. Looking forward to hearing from you!\n\nBest regards,\n[Your Name]"</text:p>
      <text:p text:style-name="Standard">}</text:p>
      <text:p text:style-name="Standard">Output content appended to output list</text:p>
      <text:p text:style-name="Standard">Output list appended to master output list</text:p>
      <text:p text:style-name="Standard"/>
      <text:p text:style-name="P1">7 ###</text:p>
      <text:p text:style-name="Standard"/>
      <text:p text:style-name="Standard">{</text:p>
      <text:p text:style-name="Standard"><text:s text:c="2"/>"role": "assistant",</text:p>
      <text:p text:style-name="Standard"><text:s text:c="2"/>"content": "Hi Manmohit,\n\nGreat meeting you at Gamescom! I hope you had a fantastic time at the conference. I wanted to follow up and see how your experience with influencer marketing is going. At CreatorDB, we specialize in helping gaming companies execute successful influencer marketing campaigns. We would love to support you in publishing your new game and expanding into the Asian market. Let's set up a time to chat further and explore a potential partnership.\n\nBest,\n[Your Name]"</text:p>
      <text:p text:style-name="Standard"><text:soft-page-break/>}</text:p>
      <text:p text:style-name="Standard">Output content appended to output li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0T16:12:42.660371439</meta:creation-date>
    <dc:date>2023-10-20T16:21:22.681051435</dc:date>
    <meta:editing-duration>PT8M40S</meta:editing-duration>
    <meta:editing-cycles>1</meta:editing-cycles>
    <meta:document-statistic meta:table-count="0" meta:image-count="0" meta:object-count="0" meta:page-count="9" meta:paragraph-count="168" meta:word-count="3701" meta:character-count="24269" meta:non-whitespace-character-count="20612"/>
    <meta:generator>LibreOffice/7.6.2.1$Linux_X86_64 LibreOffice_project/60$Build-1</meta:generator>
  </office:meta>
</office:document-meta>
</file>